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José Diogo Dalot Teixeira</text:span> (Portuguese pronunciation: <text:a xlink:type="simple" xlink:href="https://en.wikipedia.org/wiki/Help:IPA/Portuguese" text:style-name="Internet_20_link" text:visited-style-name="Visited_20_Internet_20_Link"><text:span text:style-name="T2">[diˈoɣu ðaˈlɔ]</text:span></text:a>;<text:bookmark text:name="cite_ref-3"/><text:a xlink:type="simple" xlink:href="https://en.wikipedia.org/wiki/Diogo_Dalot#cite_note-3" text:style-name="Internet_20_link" text:visited-style-name="Visited_20_Internet_20_Link">[3]</text:a> born 18 March 1999) is a Portuguese professional <text:a xlink:type="simple" xlink:href="https://en.wikipedia.org/wiki/Association_football" text:style-name="Internet_20_link" text:visited-style-name="Visited_20_Internet_20_Link">footballer</text:a> who plays as a <text:a xlink:type="simple" xlink:href="https://en.wikipedia.org/wiki/Defender_(association_football)#Full-back" text:style-name="Internet_20_link" text:visited-style-name="Visited_20_Internet_20_Link">full-back</text:a> for <text:a xlink:type="simple" xlink:href="https://en.wikipedia.org/wiki/Premier_League" text:style-name="Internet_20_link" text:visited-style-name="Visited_20_Internet_20_Link">Premier League</text:a> club <text:a xlink:type="simple" xlink:href="https://en.wikipedia.org/wiki/Manchester_United_F.C." text:style-name="Internet_20_link" text:visited-style-name="Visited_20_Internet_20_Link">Manchester United</text:a> and the <text:a xlink:type="simple" xlink:href="https://en.wikipedia.org/wiki/Portugal_national_football_team" text:style-name="Internet_20_link" text:visited-style-name="Visited_20_Internet_20_Link">Portugal national team</text:a>. </text:p>
      <text:p text:style-name="Text_20_body">Dalot is a product of the <text:a xlink:type="simple" xlink:href="https://en.wikipedia.org/wiki/FC_Porto" text:style-name="Internet_20_link" text:visited-style-name="Visited_20_Internet_20_Link">Porto</text:a> youth system and made his professional debut for the club's <text:a xlink:type="simple" xlink:href="https://en.wikipedia.org/wiki/FC_Porto_B" text:style-name="Internet_20_link" text:visited-style-name="Visited_20_Internet_20_Link">B team</text:a> in January 2017. He made his first-team debut in a <text:a xlink:type="simple" xlink:href="https://en.wikipedia.org/wiki/Taça_de_Portugal" text:style-name="Internet_20_link" text:visited-style-name="Visited_20_Internet_20_Link">Taça de Portugal</text:a> game in October 2017. After making eight appearances for Porto, he joined Manchester United in June 2018 for a reported fee of €22 million (£19 million). From October 2020 to June 2021, Dalot was loaned to Italian <text:a xlink:type="simple" xlink:href="https://en.wikipedia.org/wiki/Serie_A" text:style-name="Internet_20_link" text:visited-style-name="Visited_20_Internet_20_Link">Serie A</text:a> club <text:a xlink:type="simple" xlink:href="https://en.wikipedia.org/wiki/A.C._Milan" text:style-name="Internet_20_link" text:visited-style-name="Visited_20_Internet_20_Link">Milan</text:a>. </text:p>
      <text:p text:style-name="Text_20_body">Dalot was a <text:a xlink:type="simple" xlink:href="https://en.wikipedia.org/wiki/Portugal_national_youth_football_team" text:style-name="Internet_20_link" text:visited-style-name="Visited_20_Internet_20_Link">youth international</text:a> and represented Portugal from <text:a xlink:type="simple" xlink:href="https://en.wikipedia.org/wiki/Portugal_national_under-15_football_team" text:style-name="Internet_20_link" text:visited-style-name="Visited_20_Internet_20_Link">under-15</text:a> to <text:a xlink:type="simple" xlink:href="https://en.wikipedia.org/wiki/Portugal_national_under-21_football_team" text:style-name="Internet_20_link" text:visited-style-name="Visited_20_Internet_20_Link">under-21</text:a> level. He was a member of the <text:a xlink:type="simple" xlink:href="https://en.wikipedia.org/wiki/Portugal_national_under-17_football_team" text:style-name="Internet_20_link" text:visited-style-name="Visited_20_Internet_20_Link">under-17</text:a> squad that won the <text:a xlink:type="simple" xlink:href="https://en.wikipedia.org/wiki/2016_UEFA_European_Under-17_Championship" text:style-name="Internet_20_link" text:visited-style-name="Visited_20_Internet_20_Link">2016 UEFA European Under-17 Championship</text:a>. He made his senior international debut for Portugal at <text:a xlink:type="simple" xlink:href="https://en.wikipedia.org/wiki/UEFA_Euro_2020" text:style-name="Internet_20_link" text:visited-style-name="Visited_20_Internet_20_Link">UEFA Euro 2020</text:a>. </text:p>
      <text:h text:style-name="Heading_20_2" text:outline-level="2"><text:bookmark text:name="Club_career"/>Club career</text:h>
      <text:h text:style-name="Heading_20_3" text:outline-level="3"><text:bookmark text:name="Porto"/>Porto</text:h>
      <text:p text:style-name="Text_20_body">Born in <text:a xlink:type="simple" xlink:href="https://en.wikipedia.org/wiki/Braga" text:style-name="Internet_20_link" text:visited-style-name="Visited_20_Internet_20_Link">Braga</text:a>, Dalot joined <text:a xlink:type="simple" xlink:href="https://en.wikipedia.org/wiki/FC_Porto" text:style-name="Internet_20_link" text:visited-style-name="Visited_20_Internet_20_Link">Porto</text:a>'s youth system in 2008, aged nine.<text:bookmark text:name="cite_ref-4"/><text:a xlink:type="simple" xlink:href="https://en.wikipedia.org/wiki/Diogo_Dalot#cite_note-4" text:style-name="Internet_20_link" text:visited-style-name="Visited_20_Internet_20_Link">[4]</text:a> On 28 January 2017, he made his senior debut with <text:a xlink:type="simple" xlink:href="https://en.wikipedia.org/wiki/FC_Porto_B" text:style-name="Internet_20_link" text:visited-style-name="Visited_20_Internet_20_Link">the B team</text:a>, playing the full 90 minutes in a 2–1 home loss against <text:a xlink:type="simple" xlink:href="https://en.wikipedia.org/wiki/Leixões_S.C." text:style-name="Internet_20_link" text:visited-style-name="Visited_20_Internet_20_Link">Leixões</text:a> for the <text:a xlink:type="simple" xlink:href="https://en.wikipedia.org/wiki/LigaPro" text:style-name="Internet_20_link" text:visited-style-name="Visited_20_Internet_20_Link">LigaPro</text:a> championship.<text:bookmark text:name="cite_ref-5"/><text:a xlink:type="simple" xlink:href="https://en.wikipedia.org/wiki/Diogo_Dalot#cite_note-5" text:style-name="Internet_20_link" text:visited-style-name="Visited_20_Internet_20_Link">[5]</text:a> </text:p>
      <text:p text:style-name="Text_20_body">Dalot first appeared with the first-team in a competitive game on 13 October 2017, starting in a 6–0 away win over <text:a xlink:type="simple" xlink:href="https://en.wikipedia.org/wiki/Lusitano_G.C." text:style-name="Internet_20_link" text:visited-style-name="Visited_20_Internet_20_Link">Lusitano de Évora</text:a> for <text:a xlink:type="simple" xlink:href="https://en.wikipedia.org/wiki/2017–18_Taça_de_Portugal" text:style-name="Internet_20_link" text:visited-style-name="Visited_20_Internet_20_Link">the season</text:a>'s <text:a xlink:type="simple" xlink:href="https://en.wikipedia.org/wiki/Taça_de_Portugal" text:style-name="Internet_20_link" text:visited-style-name="Visited_20_Internet_20_Link">Taça de Portugal</text:a>.<text:bookmark text:name="cite_ref-6"/><text:a xlink:type="simple" xlink:href="https://en.wikipedia.org/wiki/Diogo_Dalot#cite_note-6" text:style-name="Internet_20_link" text:visited-style-name="Visited_20_Internet_20_Link">[6]</text:a> He first played in the <text:a xlink:type="simple" xlink:href="https://en.wikipedia.org/wiki/Primeira_Liga" text:style-name="Internet_20_link" text:visited-style-name="Visited_20_Internet_20_Link">Primeira Liga</text:a> on 18 February 2018, coming on as a 75th-minute <text:a xlink:type="simple" xlink:href="https://en.wikipedia.org/wiki/Substitute_(association_football)" text:style-name="Internet_20_link" text:visited-style-name="Visited_20_Internet_20_Link">substitute</text:a> in a 5–0 home routing of <text:a xlink:type="simple" xlink:href="https://en.wikipedia.org/wiki/Rio_Ave_F.C." text:style-name="Internet_20_link" text:visited-style-name="Visited_20_Internet_20_Link">Rio Ave</text:a>.<text:bookmark text:name="cite_ref-7"/><text:a xlink:type="simple" xlink:href="https://en.wikipedia.org/wiki/Diogo_Dalot#cite_note-7" text:style-name="Internet_20_link" text:visited-style-name="Visited_20_Internet_20_Link">[7]</text:a> </text:p>
      <text:h text:style-name="Heading_20_3" text:outline-level="3"><text:bookmark text:name="Manchester_United"/>Manchester United</text:h>
      <text:h text:style-name="Heading_20_4" text:outline-level="4"><text:bookmark text:name="2018.E2.80.9320:_First_seasons_in_Manchester"/><text:bookmark text:name="2018–20:_First_seasons_in_Manchester"/>2018–20: First seasons in Manchester</text:h>
      <text:p text:style-name="Text_20_body">Dalot signed for <text:a xlink:type="simple" xlink:href="https://en.wikipedia.org/wiki/Premier_League" text:style-name="Internet_20_link" text:visited-style-name="Visited_20_Internet_20_Link">Premier League</text:a> club <text:a xlink:type="simple" xlink:href="https://en.wikipedia.org/wiki/Manchester_United_F.C." text:style-name="Internet_20_link" text:visited-style-name="Visited_20_Internet_20_Link">Manchester United</text:a> on 6 June 2018 on a five-year contract for a fee of £19 million.<text:bookmark text:name="cite_ref-8"/><text:a xlink:type="simple" xlink:href="https://en.wikipedia.org/wiki/Diogo_Dalot#cite_note-8" text:style-name="Internet_20_link" text:visited-style-name="Visited_20_Internet_20_Link">[8]</text:a> Upon his arrival in <text:a xlink:type="simple" xlink:href="https://en.wikipedia.org/wiki/Manchester_United_F.C." text:style-name="Internet_20_link" text:visited-style-name="Visited_20_Internet_20_Link">Manchester</text:a>, coach <text:a xlink:type="simple" xlink:href="https://en.wikipedia.org/wiki/José_Mourinho" text:style-name="Internet_20_link" text:visited-style-name="Visited_20_Internet_20_Link">José Mourinho</text:a> said that, considering his young age, he was one of the best right-backs around.<text:bookmark text:name="cite_ref-9"/><text:a xlink:type="simple" xlink:href="https://en.wikipedia.org/wiki/Diogo_Dalot#cite_note-9" text:style-name="Internet_20_link" text:visited-style-name="Visited_20_Internet_20_Link">[9]</text:a> He made his debut on 19 September 2018 in an away <text:a xlink:type="simple" xlink:href="https://en.wikipedia.org/wiki/UEFA_Champions_League" text:style-name="Internet_20_link" text:visited-style-name="Visited_20_Internet_20_Link">UEFA Champions League</text:a> group stage match against Swiss side <text:a xlink:type="simple" xlink:href="https://en.wikipedia.org/wiki/BSC_Young_Boys" text:style-name="Internet_20_link" text:visited-style-name="Visited_20_Internet_20_Link">Young Boys</text:a>,<text:bookmark text:name="cite_ref-10"/><text:a xlink:type="simple" xlink:href="https://en.wikipedia.org/wiki/Diogo_Dalot#cite_note-10" text:style-name="Internet_20_link" text:visited-style-name="Visited_20_Internet_20_Link">[10]</text:a> but was unable to have continuity in the team due to an injury sustained in the previous season. </text:p>
      <text:p text:style-name="Text_20_body">He made his <text:a xlink:type="simple" xlink:href="https://en.wikipedia.org/wiki/Premier_League" text:style-name="Internet_20_link" text:visited-style-name="Visited_20_Internet_20_Link">Premier League</text:a> debut on 1 December in a 2–2 away draw against <text:a xlink:type="simple" xlink:href="https://en.wikipedia.org/wiki/Southampton_F.C." text:style-name="Internet_20_link" text:visited-style-name="Visited_20_Internet_20_Link">Southampton</text:a>.<text:bookmark text:name="cite_ref-11"/><text:a xlink:type="simple" xlink:href="https://en.wikipedia.org/wiki/Diogo_Dalot#cite_note-11" text:style-name="Internet_20_link" text:visited-style-name="Visited_20_Internet_20_Link">[11]</text:a> Despite Mourinho's sacking and <text:a xlink:type="simple" xlink:href="https://en.wikipedia.org/wiki/Ole_Gunnar_Solskjær" text:style-name="Internet_20_link" text:visited-style-name="Visited_20_Internet_20_Link">Ole Gunnar Solskjaer</text:a> being appointed as the new manager, Dalot remained a valuable option: at the end of the season, he made 23 appearances. During that season, he had a memorable match in Paris, in the <text:a xlink:type="simple" xlink:href="https://en.wikipedia.org/wiki/UEFA_Champions_League" text:style-name="Internet_20_link" text:visited-style-name="Visited_20_Internet_20_Link">Champions League</text:a> round of 16 2nd leg against <text:a xlink:type="simple" xlink:href="https://en.wikipedia.org/wiki/Paris_Saint-Germain_F.C." text:style-name="Internet_20_link" text:visited-style-name="Visited_20_Internet_20_Link">Paris Saint-Germain</text:a>, where Manchester United completed a remarkable comeback due to a late penalty, won after a shot by Dalot.<text:bookmark text:name="cite_ref-12"/><text:a xlink:type="simple" xlink:href="https://en.wikipedia.org/wiki/Diogo_Dalot#cite_note-12" text:style-name="Internet_20_link" text:visited-style-name="Visited_20_Internet_20_Link">[12]</text:a> He scored the second goal in a 6–0 FA Cup win against <text:a xlink:type="simple" xlink:href="https://en.wikipedia.org/wiki/Tranmere_Rovers_F.C." text:style-name="Internet_20_link" text:visited-style-name="Visited_20_Internet_20_Link">Tranmere Rovers</text:a>; it was his first goal for United.<text:bookmark text:name="cite_ref-13"/><text:a xlink:type="simple" xlink:href="https://en.wikipedia.org/wiki/Diogo_Dalot#cite_note-13" text:style-name="Internet_20_link" text:visited-style-name="Visited_20_Internet_20_Link">[13]</text:a> </text:p>
      <text:p text:style-name="Text_20_body">During his first seasons for the club, Dalot struggled with various injuries and following the arrival of <text:a xlink:type="simple" xlink:href="https://en.wikipedia.org/wiki/Aaron_Wan-Bissaka" text:style-name="Internet_20_link" text:visited-style-name="Visited_20_Internet_20_Link">Aaron Wan-Bissaka</text:a>, his performances were severely limited under manager Ole Gunnar Solskjaer.<text:bookmark text:name="cite_ref-Career_14-0"/><text:a xlink:type="simple" xlink:href="https://en.wikipedia.org/wiki/Diogo_Dalot#cite_note-Career-14" text:style-name="Internet_20_link" text:visited-style-name="Visited_20_Internet_20_Link">[14]</text:a>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9:33:59.135731252</meta:creation-date>
    <dc:date>2023-06-16T09:34:22.104283839</dc:date>
    <meta:editing-duration>PT23S</meta:editing-duration>
    <meta:editing-cycles>1</meta:editing-cycles>
    <meta:document-statistic meta:table-count="0" meta:image-count="0" meta:object-count="0" meta:page-count="1" meta:paragraph-count="12" meta:word-count="477" meta:character-count="2784" meta:non-whitespace-character-count="2317"/>
    <meta:generator>LibreOffice/7.3.7.2$Linux_X86_64 LibreOffice_project/30$Build-2</meta:generator>
  </office:meta>
</office:document-meta>
</file>